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ackground-color="#FCE4D6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asurement</text:p>
          </table:table-cell>
          <table:table-cell office:value-type="string" table:style-name="ce1">
            <text:p>count: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Ex: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Em: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caling</text:p>
          </table:table-cell>
          <table:table-cell office:value-type="string" table:style-name="ce1">
            <text:p>Factor</text:p>
          </table:table-cell>
          <table:table-cell office:value-type="string" table:style-name="ce1">
            <text:p>:</text:p>
          </table:table-cell>
          <table:table-cell office:value-type="string" table:style-name="ce1">
            <text:p>1/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7.93" table:style-name="ce1">
            <text:p>17,93</text:p>
          </table:table-cell>
          <table:table-cell office:value-type="float" office:value="12.79" table:style-name="ce1">
            <text:p>12,79</text:p>
          </table:table-cell>
          <table:table-cell office:value-type="float" office:value="0.84060000000000001" table:style-name="ce1">
            <text:p>0,8406</text:p>
          </table:table-cell>
          <table:table-cell office:value-type="float" office:value="10.6" table:style-name="ce1">
            <text:p>10,6</text:p>
          </table:table-cell>
          <table:table-cell office:value-type="float" office:value="0.68810000000000004" table:style-name="ce1">
            <text:p>0,6881</text:p>
          </table:table-cell>
          <table:table-cell office:value-type="float" office:value="6.0309999999999997" table:style-name="ce1">
            <text:p>6,031</text:p>
          </table:table-cell>
          <table:table-cell office:value-type="float" office:value="16.12" table:style-name="ce1">
            <text:p>16,12</text:p>
          </table:table-cell>
          <table:table-cell office:value-type="float" office:value="0.31290000000000001" table:style-name="ce1">
            <text:p>0,3129</text:p>
          </table:table-cell>
          <table:table-cell office:value-type="float" office:value="10.59" table:style-name="ce1">
            <text:p>10,59</text:p>
          </table:table-cell>
          <table:table-cell office:value-type="float" office:value="0.2311" table:style-name="ce1">
            <text:p>0,2311</text:p>
          </table:table-cell>
          <table:table-cell office:value-type="float" office:value="7.2499999999999995E-2" table:style-name="ce1">
            <text:p>0,0725</text:p>
          </table:table-cell>
          <table:table-cell office:value-type="float" office:value="0.14860000000000001" table:style-name="ce1">
            <text:p>0,148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10.58" table:style-name="ce1">
            <text:p>10,58</text:p>
          </table:table-cell>
          <table:table-cell office:value-type="float" office:value="0.58950000000000002" table:style-name="ce1">
            <text:p>0,5895</text:p>
          </table:table-cell>
          <table:table-cell office:value-type="float" office:value="10.119999999999999" table:style-name="ce1">
            <text:p>10,12</text:p>
          </table:table-cell>
          <table:table-cell office:value-type="float" office:value="0.91059999999999997" table:style-name="ce1">
            <text:p>0,9106</text:p>
          </table:table-cell>
          <table:table-cell office:value-type="float" office:value="3.6640000000000001" table:style-name="ce1">
            <text:p>3,664</text:p>
          </table:table-cell>
          <table:table-cell office:value-type="float" office:value="0.59819999999999995" table:style-name="ce1">
            <text:p>0,5982</text:p>
          </table:table-cell>
          <table:table-cell office:value-type="float" office:value="0.22" table:style-name="ce1">
            <text:p>0,22</text:p>
          </table:table-cell>
          <table:table-cell office:value-type="float" office:value="4.5759999999999996" table:style-name="ce1">
            <text:p>4,576</text:p>
          </table:table-cell>
          <table:table-cell office:value-type="float" office:value="6.8599999999999994E-2" table:style-name="ce1">
            <text:p>0,0686</text:p>
          </table:table-cell>
          <table:table-cell office:value-type="float" office:value="0.13139999999999999" table:style-name="ce1">
            <text:p>0,1314</text:p>
          </table:table-cell>
          <table:table-cell office:value-type="float" office:value="7.3800000000000004E-2" table:style-name="ce1">
            <text:p>0,07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4.3" table:style-name="ce1">
            <text:p>14,3</text:p>
          </table:table-cell>
          <table:table-cell office:value-type="float" office:value="8.093" table:style-name="ce1">
            <text:p>8,093</text:p>
          </table:table-cell>
          <table:table-cell office:value-type="float" office:value="1.4930000000000001" table:style-name="ce1">
            <text:p>1,493</text:p>
          </table:table-cell>
          <table:table-cell office:value-type="float" office:value="6.085" table:style-name="ce1">
            <text:p>6,085</text:p>
          </table:table-cell>
          <table:table-cell office:value-type="float" office:value="0.1234" table:style-name="ce1">
            <text:p>0,1234</text:p>
          </table:table-cell>
          <table:table-cell office:value-type="float" office:value="0.67159999999999997" table:style-name="ce1">
            <text:p>0,6716</text:p>
          </table:table-cell>
          <table:table-cell office:value-type="float" office:value="4.4690000000000003" table:style-name="ce1">
            <text:p>4,469</text:p>
          </table:table-cell>
          <table:table-cell office:value-type="float" office:value="0.34849999999999998" table:style-name="ce1">
            <text:p>0,3485</text:p>
          </table:table-cell>
          <table:table-cell office:value-type="float" office:value="3.601" table:style-name="ce1">
            <text:p>3,601</text:p>
          </table:table-cell>
          <table:table-cell office:value-type="float" office:value="6.4899999999999999E-2" table:style-name="ce1">
            <text:p>0,0649</text:p>
          </table:table-cell>
          <table:table-cell office:value-type="float" office:value="7.2099999999999997E-2" table:style-name="ce1">
            <text:p>0,0721</text:p>
          </table:table-cell>
          <table:table-cell office:value-type="float" office:value="3.6110000000000002" table:style-name="ce1">
            <text:p>3,6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8.4120000000000008" table:style-name="ce1">
            <text:p>8,412</text:p>
          </table:table-cell>
          <table:table-cell office:value-type="float" office:value="3.9060000000000001" table:style-name="ce1">
            <text:p>3,906</text:p>
          </table:table-cell>
          <table:table-cell office:value-type="float" office:value="7.02" table:style-name="ce1">
            <text:p>7,02</text:p>
          </table:table-cell>
          <table:table-cell office:value-type="float" office:value="10.24" table:style-name="ce1">
            <text:p>10,24</text:p>
          </table:table-cell>
          <table:table-cell office:value-type="float" office:value="0.72240000000000004" table:style-name="ce1">
            <text:p>0,7224</text:p>
          </table:table-cell>
          <table:table-cell office:value-type="float" office:value="0.36770000000000003" table:style-name="ce1">
            <text:p>0,3677</text:p>
          </table:table-cell>
          <table:table-cell office:value-type="float" office:value="5.899" table:style-name="ce1">
            <text:p>5,899</text:p>
          </table:table-cell>
          <table:table-cell office:value-type="float" office:value="1.298" table:style-name="ce1">
            <text:p>1,298</text:p>
          </table:table-cell>
          <table:table-cell office:value-type="float" office:value="5.2489999999999997" table:style-name="ce1">
            <text:p>5,249</text:p>
          </table:table-cell>
          <table:table-cell office:value-type="float" office:value="6.93E-2" table:style-name="ce1">
            <text:p>0,0693</text:p>
          </table:table-cell>
          <table:table-cell office:value-type="float" office:value="6.7900000000000002E-2" table:style-name="ce1">
            <text:p>0,0679</text:p>
          </table:table-cell>
          <table:table-cell office:value-type="float" office:value="8.0799999999999997E-2" table:style-name="ce1">
            <text:p>0,08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4.2309999999999999" table:style-name="ce1">
            <text:p>4,231</text:p>
          </table:table-cell>
          <table:table-cell office:value-type="float" office:value="3.3540000000000001" table:style-name="ce1">
            <text:p>3,354</text:p>
          </table:table-cell>
          <table:table-cell office:value-type="float" office:value="5.9050000000000002" table:style-name="ce1">
            <text:p>5,905</text:p>
          </table:table-cell>
          <table:table-cell office:value-type="float" office:value="10.56" table:style-name="ce1">
            <text:p>10,56</text:p>
          </table:table-cell>
          <table:table-cell office:value-type="float" office:value="1.36" table:style-name="ce1">
            <text:p>1,36</text:p>
          </table:table-cell>
          <table:table-cell office:value-type="float" office:value="0.85740000000000005" table:style-name="ce1">
            <text:p>0,8574</text:p>
          </table:table-cell>
          <table:table-cell office:value-type="float" office:value="6.2850000000000001" table:style-name="ce1">
            <text:p>6,285</text:p>
          </table:table-cell>
          <table:table-cell office:value-type="float" office:value="0.63219999999999998" table:style-name="ce1">
            <text:p>0,6322</text:p>
          </table:table-cell>
          <table:table-cell office:value-type="float" office:value="7.43" table:style-name="ce1">
            <text:p>7,43</text:p>
          </table:table-cell>
          <table:table-cell office:value-type="float" office:value="6.8199999999999997E-2" table:style-name="ce1">
            <text:p>0,0682</text:p>
          </table:table-cell>
          <table:table-cell office:value-type="float" office:value="7.0900000000000005E-2" table:style-name="ce1">
            <text:p>0,0709</text:p>
          </table:table-cell>
          <table:table-cell office:value-type="float" office:value="8.0799999999999997E-2" table:style-name="ce1">
            <text:p>0,08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2.5649999999999999" table:style-name="ce1">
            <text:p>2,565</text:p>
          </table:table-cell>
          <table:table-cell office:value-type="float" office:value="1.8919999999999999" table:style-name="ce1">
            <text:p>1,892</text:p>
          </table:table-cell>
          <table:table-cell office:value-type="float" office:value="5.1269999999999998" table:style-name="ce1">
            <text:p>5,127</text:p>
          </table:table-cell>
          <table:table-cell office:value-type="float" office:value="9.85" table:style-name="ce1">
            <text:p>9,85</text:p>
          </table:table-cell>
          <table:table-cell office:value-type="float" office:value="0.38969999999999999" table:style-name="ce1">
            <text:p>0,3897</text:p>
          </table:table-cell>
          <table:table-cell office:value-type="float" office:value="8.9120000000000008" table:style-name="ce1">
            <text:p>8,912</text:p>
          </table:table-cell>
          <table:table-cell office:value-type="float" office:value="10.29" table:style-name="ce1">
            <text:p>10,29</text:p>
          </table:table-cell>
          <table:table-cell office:value-type="float" office:value="0.54110000000000003" table:style-name="ce1">
            <text:p>0,5411</text:p>
          </table:table-cell>
          <table:table-cell office:value-type="float" office:value="7.0960000000000001" table:style-name="ce1">
            <text:p>7,096</text:p>
          </table:table-cell>
          <table:table-cell office:value-type="float" office:value="6.5000000000000002E-2" table:style-name="ce1">
            <text:p>0,065</text:p>
          </table:table-cell>
          <table:table-cell office:value-type="float" office:value="0.46760000000000002" table:style-name="ce1">
            <text:p>0,4676</text:p>
          </table:table-cell>
          <table:table-cell office:value-type="float" office:value="8.1600000000000006E-2" table:style-name="ce1">
            <text:p>0,08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1.0880000000000001" table:style-name="ce1">
            <text:p>1,088</text:p>
          </table:table-cell>
          <table:table-cell office:value-type="float" office:value="0.67920000000000003" table:style-name="ce1">
            <text:p>0,6792</text:p>
          </table:table-cell>
          <table:table-cell office:value-type="float" office:value="10.71" table:style-name="ce1">
            <text:p>10,71</text:p>
          </table:table-cell>
          <table:table-cell office:value-type="float" office:value="10.01" table:style-name="ce1">
            <text:p>10,01</text:p>
          </table:table-cell>
          <table:table-cell office:value-type="float" office:value="1.677" table:style-name="ce1">
            <text:p>1,677</text:p>
          </table:table-cell>
          <table:table-cell office:value-type="float" office:value="7.1689999999999996" table:style-name="ce1">
            <text:p>7,169</text:p>
          </table:table-cell>
          <table:table-cell office:value-type="float" office:value="10.3" table:style-name="ce1">
            <text:p>10,3</text:p>
          </table:table-cell>
          <table:table-cell office:value-type="float" office:value="9.39" table:style-name="ce1">
            <text:p>9,39</text:p>
          </table:table-cell>
          <table:table-cell office:value-type="float" office:value="7.9020000000000001" table:style-name="ce1">
            <text:p>7,902</text:p>
          </table:table-cell>
          <table:table-cell office:value-type="float" office:value="6.6199999999999995E-2" table:style-name="ce1">
            <text:p>0,0662</text:p>
          </table:table-cell>
          <table:table-cell office:value-type="float" office:value="8.3299999999999999E-2" table:style-name="ce1">
            <text:p>0,0833</text:p>
          </table:table-cell>
          <table:table-cell office:value-type="float" office:value="8.1500000000000003E-2" table:style-name="ce1">
            <text:p>0,08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.9599999999999995E-2" table:style-name="ce1">
            <text:p>0,0696</text:p>
          </table:table-cell>
          <table:table-cell office:value-type="float" office:value="10.5" table:style-name="ce1">
            <text:p>10,5</text:p>
          </table:table-cell>
          <table:table-cell office:value-type="float" office:value="13.8" table:style-name="ce1">
            <text:p>13,8</text:p>
          </table:table-cell>
          <table:table-cell office:value-type="float" office:value="5.6239999999999997" table:style-name="ce1">
            <text:p>5,624</text:p>
          </table:table-cell>
          <table:table-cell office:value-type="float" office:value="10.16" table:style-name="ce1">
            <text:p>10,16</text:p>
          </table:table-cell>
          <table:table-cell office:value-type="float" office:value="0.1265" table:style-name="ce1">
            <text:p>0,1265</text:p>
          </table:table-cell>
          <table:table-cell office:value-type="float" office:value="5.92" table:style-name="ce1">
            <text:p>5,92</text:p>
          </table:table-cell>
          <table:table-cell office:value-type="float" office:value="9.5039999999999996" table:style-name="ce1">
            <text:p>9,504</text:p>
          </table:table-cell>
          <table:table-cell office:value-type="float" office:value="7.5300000000000006E-2" table:style-name="ce1">
            <text:p>0,0753</text:p>
          </table:table-cell>
          <table:table-cell office:value-type="float" office:value="0.12089999999999999" table:style-name="ce1">
            <text:p>0,1209</text:p>
          </table:table-cell>
          <table:table-cell office:value-type="float" office:value="8.2199999999999995E-2" table:style-name="ce1">
            <text:p>0,0822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table:style-name="ce1">
            <draw:frame draw:z-index="1" draw:id="id0" draw:style-name="a0" draw:name="Chart 1" svg:x="0.15104in" svg:y="0.1718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2" draw:id="id1" draw:style-name="a1" draw:name="Chart 2" svg:x="0.15104in" svg:y="0.1718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3" draw:id="id2" draw:style-name="a2" draw:name="Chart 3" svg:x="0.15104in" svg:y="0.1718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4" draw:id="id3" draw:style-name="a3" draw:name="Chart 4" svg:x="0.24479in" svg:y="0.15104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ample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Mean</text:p>
          </table:table-cell>
          <table:table-cell office:value-type="string" table:style-name="ce1">
            <text:p>std ng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float" office:value="17.93" table:style-name="ce1">
            <text:p>17,93</text:p>
          </table:table-cell>
          <table:table-cell office:value-type="float" office:value="12.79" table:style-name="ce1">
            <text:p>12,79</text:p>
          </table:table-cell>
          <table:table-cell office:value-type="float" office:value="15.36" table:formula="of:=AVERAGE([.C17:.D17])" table:style-name="ce1">
            <text:p>15,36</text:p>
          </table:table-cell>
          <table:table-cell office:value-type="string" table:style-name="ce2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16.829999999999998" table:style-name="ce1">
            <text:p>16,83</text:p>
          </table:table-cell>
          <table:table-cell office:value-type="float" office:value="10.58" table:style-name="ce1">
            <text:p>10,58</text:p>
          </table:table-cell>
          <table:table-cell office:value-type="float" office:value="13.704999999999998" table:formula="of:=AVERAGE([.C18:.D18])" table:style-name="ce1">
            <text:p>13,705</text:p>
          </table:table-cell>
          <table:table-cell office:value-type="string" table:style-name="ce2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14.3" table:style-name="ce1">
            <text:p>14,3</text:p>
          </table:table-cell>
          <table:table-cell office:value-type="float" office:value="8.093" table:style-name="ce1">
            <text:p>8,093</text:p>
          </table:table-cell>
          <table:table-cell office:value-type="float" office:value="11.1965" table:formula="of:=AVERAGE([.C19:.D19])" table:style-name="ce1">
            <text:p>11,1965</text:p>
          </table:table-cell>
          <table:table-cell office:value-type="string" table:style-name="ce2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8.4120000000000008" table:style-name="ce1">
            <text:p>8,412</text:p>
          </table:table-cell>
          <table:table-cell office:value-type="float" office:value="3.9060000000000001" table:style-name="ce1">
            <text:p>3,906</text:p>
          </table:table-cell>
          <table:table-cell office:value-type="float" office:value="6.1590000000000007" table:formula="of:=AVERAGE([.C20:.D20])" table:style-name="ce1">
            <text:p>6,159</text:p>
          </table:table-cell>
          <table:table-cell office:value-type="string" table:style-name="ce2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4.2309999999999999" table:style-name="ce1">
            <text:p>4,231</text:p>
          </table:table-cell>
          <table:table-cell office:value-type="float" office:value="3.3540000000000001" table:style-name="ce1">
            <text:p>3,354</text:p>
          </table:table-cell>
          <table:table-cell office:value-type="float" office:value="3.7925" table:formula="of:=AVERAGE([.C21:.D21])" table:style-name="ce1">
            <text:p>3,7925</text:p>
          </table:table-cell>
          <table:table-cell office:value-type="string" table:style-name="ce2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float" office:value="2.5649999999999999" table:style-name="ce1">
            <text:p>2,565</text:p>
          </table:table-cell>
          <table:table-cell office:value-type="float" office:value="1.8919999999999999" table:style-name="ce1">
            <text:p>1,892</text:p>
          </table:table-cell>
          <table:table-cell office:value-type="float" office:value="2.2284999999999999" table:formula="of:=AVERAGE([.C22:.D22])" table:style-name="ce1">
            <text:p>2,2285</text:p>
          </table:table-cell>
          <table:table-cell office:value-type="string" table:style-name="ce2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float" office:value="1.0880000000000001" table:style-name="ce1">
            <text:p>1,088</text:p>
          </table:table-cell>
          <table:table-cell office:value-type="float" office:value="0.67920000000000003" table:style-name="ce1">
            <text:p>0,6792</text:p>
          </table:table-cell>
          <table:table-cell office:value-type="float" office:value="0.88360000000000005" table:formula="of:=AVERAGE([.C23:.D23])" table:style-name="ce1">
            <text:p>0,8836</text:p>
          </table:table-cell>
          <table:table-cell office:value-type="string" table:style-name="ce3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office:value-type="float" office:value="6.9599999999999995E-2" table:style-name="ce1">
            <text:p>0,0696</text:p>
          </table:table-cell>
          <table:table-cell office:value-type="float" office:value="6.9800000000000001E-2" table:formula="of:=AVERAGE([.C24:.D24])" table:style-name="ce1">
            <text:p>0,06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table:style-name="ce1">
            <draw:frame draw:z-index="5" draw:id="id4" draw:style-name="a4" draw:name="Chart 5" svg:x="0.46354in" svg:y="0.17187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lib80 bac</text:p>
          </table:table-cell>
          <table:table-cell table:number-columns-repeated="2" table:style-name="ce1"/>
          <table:table-cell office:value-type="string" table:style-name="ce1">
            <text:p>ng/2µl</text:p>
          </table:table-cell>
          <table:table-cell office:value-type="string" table:style-name="ce1">
            <text:p>ng/µl</text:p>
          </table:table-cell>
          <table:table-cell office:value-type="string" table:style-name="ce1">
            <text:p>µL for 100 ng</text:p>
          </table:table-cell>
          <table:table-cell table:style-name="ce1"/>
          <table:table-cell office:value-type="string" table:style-name="ce1">
            <text:p>lib 81 arc</text:p>
          </table:table-cell>
          <table:table-cell table:number-columns-repeated="2" table:style-name="ce1"/>
          <table:table-cell office:value-type="string" table:style-name="ce1">
            <text:p>ng/2µl</text:p>
          </table:table-cell>
          <table:table-cell office:value-type="string" table:style-name="ce1">
            <text:p>ng/µl</text:p>
          </table:table-cell>
          <table:table-cell office:value-type="string" table:style-name="ce1">
            <text:p>µL for 150 ng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1</text:p>
          </table:table-cell>
          <table:table-cell office:value-type="string" table:style-name="ce6">
            <text:p>B001</text:p>
          </table:table-cell>
          <table:table-cell office:value-type="float" office:value="0.84060000000000001" table:style-name="ce7">
            <text:p>0,8406</text:p>
          </table:table-cell>
          <table:table-cell office:value-type="float" office:value="4.2264430600000003" table:formula="of:=(5.7651*[.C32])-0.6197" table:style-name="ce7">
            <text:p>4,22644306</text:p>
          </table:table-cell>
          <table:table-cell office:value-type="float" office:value="2.1132215300000001" table:formula="of:=[.D32]/2" table:style-name="ce7">
            <text:p>2,11322153</text:p>
          </table:table-cell>
          <table:table-cell office:value-type="float" office:value="47.321115453522751" table:formula="of:=100/[.E32]" table:style-name="ce7">
            <text:p>47,32111545</text:p>
          </table:table-cell>
          <table:table-cell table:style-name="ce1"/>
          <table:table-cell office:value-type="string" table:style-name="ce5">
            <text:p>DNA_B1</text:p>
          </table:table-cell>
          <table:table-cell office:value-type="string" table:style-name="ce6">
            <text:p>B008</text:p>
          </table:table-cell>
          <table:table-cell office:value-type="float" office:value="0.31290000000000001" table:style-name="ce7">
            <text:p>0,3129</text:p>
          </table:table-cell>
          <table:table-cell office:value-type="float" office:value="1.1841997900000001" table:formula="of:=(5.7651*[.J32])-0.6197" table:style-name="ce7">
            <text:p>1,18419979</text:p>
          </table:table-cell>
          <table:table-cell office:value-type="float" office:value="0.59209989500000004" table:formula="of:=[.K32]/2" table:style-name="ce7">
            <text:p>0,592099895</text:p>
          </table:table-cell>
          <table:table-cell office:value-type="float" office:value="253.3356301304529" table:formula="of:=150/[.L32]" table:style-name="ce7">
            <text:p>253,3356301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2</text:p>
          </table:table-cell>
          <table:table-cell office:value-type="string" table:style-name="ce6">
            <text:p>B002</text:p>
          </table:table-cell>
          <table:table-cell office:value-type="float" office:value="0.58950000000000002" table:style-name="ce7">
            <text:p>0,5895</text:p>
          </table:table-cell>
          <table:table-cell office:value-type="float" office:value="2.7788264500000004" table:formula="of:=(5.7651*[.C33])-0.6197" table:style-name="ce7">
            <text:p>2,77882645</text:p>
          </table:table-cell>
          <table:table-cell office:value-type="float" office:value="1.3894132250000002" table:formula="of:=[.D33]/2" table:style-name="ce7">
            <text:p>1,389413225</text:p>
          </table:table-cell>
          <table:table-cell office:value-type="float" office:value="71.972828673773407" table:formula="of:=100/[.E33]" table:style-name="ce7">
            <text:p>71,97282867</text:p>
          </table:table-cell>
          <table:table-cell table:style-name="ce1"/>
          <table:table-cell office:value-type="string" table:style-name="ce5">
            <text:p>DNA_B2</text:p>
          </table:table-cell>
          <table:table-cell office:value-type="string" table:style-name="ce6">
            <text:p>B009</text:p>
          </table:table-cell>
          <table:table-cell office:value-type="float" office:value="0.22" table:style-name="ce7">
            <text:p>0,22</text:p>
          </table:table-cell>
          <table:table-cell office:value-type="float" office:value="0.64862200000000014" table:formula="of:=(5.7651*[.J33])-0.6197" table:style-name="ce7">
            <text:p>0,648622</text:p>
          </table:table-cell>
          <table:table-cell office:value-type="float" office:value="0.32431100000000007" table:formula="of:=[.K33]/2" table:style-name="ce7">
            <text:p>0,324311</text:p>
          </table:table-cell>
          <table:table-cell office:value-type="float" office:value="462.51900182232475" table:formula="of:=150/[.L33]" table:style-name="ce7">
            <text:p>462,5190018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3</text:p>
          </table:table-cell>
          <table:table-cell office:value-type="string" table:style-name="ce6">
            <text:p>B003</text:p>
          </table:table-cell>
          <table:table-cell office:value-type="float" office:value="1.4930000000000001" table:style-name="ce7">
            <text:p>1,493</text:p>
          </table:table-cell>
          <table:table-cell office:value-type="float" office:value="7.9875943000000014" table:formula="of:=(5.7651*[.C34])-0.6197" table:style-name="ce7">
            <text:p>7,9875943</text:p>
          </table:table-cell>
          <table:table-cell office:value-type="float" office:value="3.9937971500000007" table:formula="of:=[.D34]/2" table:style-name="ce7">
            <text:p>3,99379715</text:p>
          </table:table-cell>
          <table:table-cell office:value-type="float" office:value="25.038828023601546" table:formula="of:=100/[.E34]" table:style-name="ce7">
            <text:p>25,03882802</text:p>
          </table:table-cell>
          <table:table-cell table:style-name="ce1"/>
          <table:table-cell office:value-type="string" table:style-name="ce5">
            <text:p>DNA_B3</text:p>
          </table:table-cell>
          <table:table-cell office:value-type="string" table:style-name="ce6">
            <text:p>B010</text:p>
          </table:table-cell>
          <table:table-cell office:value-type="float" office:value="0.34849999999999998" table:style-name="ce7">
            <text:p>0,3485</text:p>
          </table:table-cell>
          <table:table-cell office:value-type="float" office:value="1.3894373500000001" table:formula="of:=(5.7651*[.J34])-0.6197" table:style-name="ce7">
            <text:p>1,38943735</text:p>
          </table:table-cell>
          <table:table-cell office:value-type="float" office:value="0.69471867500000006" table:formula="of:=[.K34]/2" table:style-name="ce7">
            <text:p>0,694718675</text:p>
          </table:table-cell>
          <table:table-cell office:value-type="float" office:value="215.91473699767749" table:formula="of:=150/[.L34]" table:style-name="ce7">
            <text:p>215,914737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LB01A</text:p>
          </table:table-cell>
          <table:table-cell office:value-type="string" table:style-name="ce6">
            <text:p>B004</text:p>
          </table:table-cell>
          <table:table-cell office:value-type="float" office:value="7.02" table:style-name="ce1">
            <text:p>7,02</text:p>
          </table:table-cell>
          <table:table-cell office:value-type="float" office:value="39.851301999999997" table:formula="of:=(5.7651*[.C35])-0.6197" table:style-name="ce1">
            <text:p>39,851302</text:p>
          </table:table-cell>
          <table:table-cell office:value-type="float" office:value="19.925650999999998" table:formula="of:=[.D35]/2" table:style-name="ce1">
            <text:p>19,925651</text:p>
          </table:table-cell>
          <table:table-cell office:value-type="float" office:value="5.0186566049962433" table:formula="of:=100/[.E35]" table:style-name="ce1">
            <text:p>5,018656605</text:p>
          </table:table-cell>
          <table:table-cell table:style-name="ce1"/>
          <table:table-cell office:value-type="string" table:style-name="ce5">
            <text:p>DNA_LB01A</text:p>
          </table:table-cell>
          <table:table-cell office:value-type="string" table:style-name="ce6">
            <text:p>B106</text:p>
          </table:table-cell>
          <table:table-cell office:value-type="float" office:value="1.298" table:style-name="ce7">
            <text:p>1,298</text:p>
          </table:table-cell>
          <table:table-cell office:value-type="float" office:value="6.8633998000000007" table:formula="of:=(5.7651*[.J35])-0.6197" table:style-name="ce7">
            <text:p>6,8633998</text:p>
          </table:table-cell>
          <table:table-cell office:value-type="float" office:value="3.4316999000000004" table:formula="of:=[.K35]/2" table:style-name="ce7">
            <text:p>3,4316999</text:p>
          </table:table-cell>
          <table:table-cell office:value-type="float" office:value="43.710115794216151" table:formula="of:=150/[.L35]" table:style-name="ce7">
            <text:p>43,71011579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LB01B</text:p>
          </table:table-cell>
          <table:table-cell office:value-type="string" table:style-name="ce6">
            <text:p>B005</text:p>
          </table:table-cell>
          <table:table-cell office:value-type="float" office:value="5.9050000000000002" table:style-name="ce1">
            <text:p>5,905</text:p>
          </table:table-cell>
          <table:table-cell office:value-type="float" office:value="33.423215500000005" table:formula="of:=(5.7651*[.C36])-0.6197" table:style-name="ce1">
            <text:p>33,4232155</text:p>
          </table:table-cell>
          <table:table-cell office:value-type="float" office:value="16.711607750000002" table:formula="of:=[.D36]/2" table:style-name="ce1">
            <text:p>16,71160775</text:p>
          </table:table-cell>
          <table:table-cell office:value-type="float" office:value="5.983864718222577" table:formula="of:=100/[.E36]" table:style-name="ce1">
            <text:p>5,983864718</text:p>
          </table:table-cell>
          <table:table-cell table:style-name="ce1"/>
          <table:table-cell office:value-type="string" table:style-name="ce5">
            <text:p>DNA_LB01B</text:p>
          </table:table-cell>
          <table:table-cell office:value-type="string" table:style-name="ce6">
            <text:p>B108</text:p>
          </table:table-cell>
          <table:table-cell office:value-type="float" office:value="0.63219999999999998" table:style-name="ce7">
            <text:p>0,6322</text:p>
          </table:table-cell>
          <table:table-cell office:value-type="float" office:value="3.0249962200000002" table:formula="of:=(5.7651*[.J36])-0.6197" table:style-name="ce7">
            <text:p>3,02499622</text:p>
          </table:table-cell>
          <table:table-cell office:value-type="float" office:value="1.5124981100000001" table:formula="of:=[.K36]/2" table:style-name="ce7">
            <text:p>1,51249811</text:p>
          </table:table-cell>
          <table:table-cell office:value-type="float" office:value="99.173677645124457" table:formula="of:=150/[.L36]" table:style-name="ce7">
            <text:p>99,17367765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LB01C</text:p>
          </table:table-cell>
          <table:table-cell office:value-type="string" table:style-name="ce6">
            <text:p>B011</text:p>
          </table:table-cell>
          <table:table-cell office:value-type="float" office:value="5.1269999999999998" table:style-name="ce1">
            <text:p>5,127</text:p>
          </table:table-cell>
          <table:table-cell office:value-type="float" office:value="28.937967699999998" table:formula="of:=(5.7651*[.C37])-0.6197" table:style-name="ce1">
            <text:p>28,9379677</text:p>
          </table:table-cell>
          <table:table-cell office:value-type="float" office:value="14.468983849999999" table:formula="of:=[.D37]/2" table:style-name="ce1">
            <text:p>14,46898385</text:p>
          </table:table-cell>
          <table:table-cell office:value-type="float" office:value="6.9113353803349504" table:formula="of:=100/[.E37]" table:style-name="ce1">
            <text:p>6,91133538</text:p>
          </table:table-cell>
          <table:table-cell table:style-name="ce1"/>
          <table:table-cell office:value-type="string" table:style-name="ce5">
            <text:p>DNA_LB01C</text:p>
          </table:table-cell>
          <table:table-cell office:value-type="string" table:style-name="ce6">
            <text:p>B111</text:p>
          </table:table-cell>
          <table:table-cell office:value-type="float" office:value="0.54110000000000003" table:style-name="ce7">
            <text:p>0,5411</text:p>
          </table:table-cell>
          <table:table-cell office:value-type="float" office:value="2.4997956100000005" table:formula="of:=(5.7651*[.J37])-0.6197" table:style-name="ce7">
            <text:p>2,49979561</text:p>
          </table:table-cell>
          <table:table-cell office:value-type="float" office:value="1.2498978050000003" table:formula="of:=[.K37]/2" table:style-name="ce7">
            <text:p>1,249897805</text:p>
          </table:table-cell>
          <table:table-cell office:value-type="float" office:value="120.00981152215078" table:formula="of:=150/[.L37]" table:style-name="ce7">
            <text:p>120,0098115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LB05A</text:p>
          </table:table-cell>
          <table:table-cell office:value-type="string" table:style-name="ce6">
            <text:p>B013</text:p>
          </table:table-cell>
          <table:table-cell office:value-type="float" office:value="10.71" table:style-name="ce1">
            <text:p>10,71</text:p>
          </table:table-cell>
          <table:table-cell office:value-type="float" office:value="61.124521000000009" table:formula="of:=(5.7651*[.C38])-0.6197" table:style-name="ce1">
            <text:p>61,124521</text:p>
          </table:table-cell>
          <table:table-cell office:value-type="float" office:value="30.562260500000004" table:formula="of:=[.D38]/2" table:style-name="ce1">
            <text:p>30,5622605</text:p>
          </table:table-cell>
          <table:table-cell office:value-type="float" office:value="3.2720092808580041" table:formula="of:=100/[.E38]" table:style-name="ce1">
            <text:p>3,272009281</text:p>
          </table:table-cell>
          <table:table-cell table:style-name="ce1"/>
          <table:table-cell office:value-type="string" table:style-name="ce5">
            <text:p>DNA_LB05A</text:p>
          </table:table-cell>
          <table:table-cell office:value-type="string" table:style-name="ce6">
            <text:p>B114</text:p>
          </table:table-cell>
          <table:table-cell office:value-type="float" office:value="9.39" table:style-name="ce1">
            <text:p>9,39</text:p>
          </table:table-cell>
          <table:table-cell office:value-type="float" office:value="53.514589000000008" table:formula="of:=(5.7651*[.J38])-0.6197" table:style-name="ce1">
            <text:p>53,514589</text:p>
          </table:table-cell>
          <table:table-cell office:value-type="float" office:value="26.757294500000004" table:formula="of:=[.K38]/2" table:style-name="ce1">
            <text:p>26,7572945</text:p>
          </table:table-cell>
          <table:table-cell office:value-type="float" office:value="5.605947940663432" table:formula="of:=150/[.L38]" table:style-name="ce1">
            <text:p>5,605947941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LB05B</text:p>
          </table:table-cell>
          <table:table-cell office:value-type="string" table:style-name="ce6">
            <text:p>B018</text:p>
          </table:table-cell>
          <table:table-cell office:value-type="float" office:value="10.5" table:style-name="ce1">
            <text:p>10,5</text:p>
          </table:table-cell>
          <table:table-cell office:value-type="float" office:value="59.913850000000004" table:formula="of:=(5.7651*[.C39])-0.6197" table:style-name="ce1">
            <text:p>59,91385</text:p>
          </table:table-cell>
          <table:table-cell office:value-type="float" office:value="29.956925000000002" table:formula="of:=[.D39]/2" table:style-name="ce1">
            <text:p>29,956925</text:p>
          </table:table-cell>
          <table:table-cell office:value-type="float" office:value="3.3381263263836325" table:formula="of:=100/[.E39]" table:style-name="ce1">
            <text:p>3,338126326</text:p>
          </table:table-cell>
          <table:table-cell table:style-name="ce1"/>
          <table:table-cell office:value-type="string" table:style-name="ce5">
            <text:p>DNA_LB05B</text:p>
          </table:table-cell>
          <table:table-cell office:value-type="string" table:style-name="ce6">
            <text:p>B115</text:p>
          </table:table-cell>
          <table:table-cell office:value-type="float" office:value="5.92" table:style-name="ce1">
            <text:p>5,92</text:p>
          </table:table-cell>
          <table:table-cell office:value-type="float" office:value="33.509692000000001" table:formula="of:=(5.7651*[.J39])-0.6197" table:style-name="ce1">
            <text:p>33,509692</text:p>
          </table:table-cell>
          <table:table-cell office:value-type="float" office:value="16.754846000000001" table:formula="of:=[.K39]/2" table:style-name="ce1">
            <text:p>16,754846</text:p>
          </table:table-cell>
          <table:table-cell office:value-type="float" office:value="8.9526337633900059" table:formula="of:=150/[.L39]" table:style-name="ce1">
            <text:p>8,952633763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LB05C</text:p>
          </table:table-cell>
          <table:table-cell office:value-type="string" table:style-name="ce6">
            <text:p>B023</text:p>
          </table:table-cell>
          <table:table-cell office:value-type="float" office:value="10.6" table:style-name="ce1">
            <text:p>10,6</text:p>
          </table:table-cell>
          <table:table-cell office:value-type="float" office:value="60.490360000000003" table:formula="of:=(5.7651*[.C40])-0.6197" table:style-name="ce1">
            <text:p>60,49036</text:p>
          </table:table-cell>
          <table:table-cell office:value-type="float" office:value="30.245180000000001" table:formula="of:=[.D40]/2" table:style-name="ce1">
            <text:p>30,24518</text:p>
          </table:table-cell>
          <table:table-cell office:value-type="float" office:value="3.3063119478872336" table:formula="of:=100/[.E40]" table:style-name="ce1">
            <text:p>3,306311948</text:p>
          </table:table-cell>
          <table:table-cell table:style-name="ce1"/>
          <table:table-cell office:value-type="string" table:style-name="ce5">
            <text:p>DNA_LB05C</text:p>
          </table:table-cell>
          <table:table-cell office:value-type="string" table:style-name="ce6">
            <text:p>B116</text:p>
          </table:table-cell>
          <table:table-cell office:value-type="float" office:value="10.59" table:style-name="ce1">
            <text:p>10,59</text:p>
          </table:table-cell>
          <table:table-cell office:value-type="float" office:value="60.432709000000003" table:formula="of:=(5.7651*[.J40])-0.6197" table:style-name="ce1">
            <text:p>60,432709</text:p>
          </table:table-cell>
          <table:table-cell office:value-type="float" office:value="30.216354500000001" table:formula="of:=[.K40]/2" table:style-name="ce1">
            <text:p>30,2163545</text:p>
          </table:table-cell>
          <table:table-cell office:value-type="float" office:value="4.9641991061496178" table:formula="of:=150/[.L40]" table:style-name="ce1">
            <text:p>4,964199106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HI01A</text:p>
          </table:table-cell>
          <table:table-cell office:value-type="string" table:style-name="ce6">
            <text:p>B026</text:p>
          </table:table-cell>
          <table:table-cell office:value-type="float" office:value="10.119999999999999" table:style-name="ce1">
            <text:p>10,12</text:p>
          </table:table-cell>
          <table:table-cell office:value-type="float" office:value="57.723112" table:formula="of:=(5.7651*[.C41])-0.6197" table:style-name="ce1">
            <text:p>57,723112</text:p>
          </table:table-cell>
          <table:table-cell office:value-type="float" office:value="28.861556" table:formula="of:=[.D41]/2" table:style-name="ce1">
            <text:p>28,861556</text:p>
          </table:table-cell>
          <table:table-cell office:value-type="float" office:value="3.4648166578406236" table:formula="of:=100/[.E41]" table:style-name="ce1">
            <text:p>3,464816658</text:p>
          </table:table-cell>
          <table:table-cell table:style-name="ce1"/>
          <table:table-cell office:value-type="string" table:style-name="ce5">
            <text:p>DNA_BHI01A</text:p>
          </table:table-cell>
          <table:table-cell office:value-type="string" table:style-name="ce6">
            <text:p>B117</text:p>
          </table:table-cell>
          <table:table-cell office:value-type="float" office:value="4.5759999999999996" table:style-name="ce1">
            <text:p>4,576</text:p>
          </table:table-cell>
          <table:table-cell office:value-type="float" office:value="25.761397599999999" table:formula="of:=(5.7651*[.J41])-0.6197" table:style-name="ce1">
            <text:p>25,7613976</text:p>
          </table:table-cell>
          <table:table-cell office:value-type="float" office:value="12.880698799999999" table:formula="of:=[.K41]/2" table:style-name="ce1">
            <text:p>12,8806988</text:p>
          </table:table-cell>
          <table:table-cell office:value-type="float" office:value="11.645330919468439" table:formula="of:=150/[.L41]" table:style-name="ce1">
            <text:p>11,64533092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HI01B</text:p>
          </table:table-cell>
          <table:table-cell office:value-type="string" table:style-name="ce6">
            <text:p>B027</text:p>
          </table:table-cell>
          <table:table-cell office:value-type="float" office:value="6.085" table:style-name="ce1">
            <text:p>6,085</text:p>
          </table:table-cell>
          <table:table-cell office:value-type="float" office:value="34.460933500000003" table:formula="of:=(5.7651*[.C42])-0.6197" table:style-name="ce1">
            <text:p>34,4609335</text:p>
          </table:table-cell>
          <table:table-cell office:value-type="float" office:value="17.230466750000001" table:formula="of:=[.D42]/2" table:style-name="ce1">
            <text:p>17,23046675</text:p>
          </table:table-cell>
          <table:table-cell office:value-type="float" office:value="5.8036733102427416" table:formula="of:=100/[.E42]" table:style-name="ce1">
            <text:p>5,80367331</text:p>
          </table:table-cell>
          <table:table-cell table:style-name="ce1"/>
          <table:table-cell office:value-type="string" table:style-name="ce5">
            <text:p>DNA_BHI01B</text:p>
          </table:table-cell>
          <table:table-cell office:value-type="string" table:style-name="ce6">
            <text:p>B118</text:p>
          </table:table-cell>
          <table:table-cell office:value-type="float" office:value="3.601" table:style-name="ce7">
            <text:p>3,601</text:p>
          </table:table-cell>
          <table:table-cell office:value-type="float" office:value="20.140425099999998" table:formula="of:=(5.7651*[.J42])-0.6197" table:style-name="ce7">
            <text:p>20,1404251</text:p>
          </table:table-cell>
          <table:table-cell office:value-type="float" office:value="10.070212549999999" table:formula="of:=[.K42]/2" table:style-name="ce7">
            <text:p>10,07021255</text:p>
          </table:table-cell>
          <table:table-cell office:value-type="float" office:value="14.895415489517152" table:formula="of:=150/[.L42]" table:style-name="ce7">
            <text:p>14,89541549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HI01C</text:p>
          </table:table-cell>
          <table:table-cell office:value-type="string" table:style-name="ce6">
            <text:p>B029</text:p>
          </table:table-cell>
          <table:table-cell office:value-type="float" office:value="10.24" table:style-name="ce1">
            <text:p>10,24</text:p>
          </table:table-cell>
          <table:table-cell office:value-type="float" office:value="58.414924000000006" table:formula="of:=(5.7651*[.C43])-0.6197" table:style-name="ce1">
            <text:p>58,414924</text:p>
          </table:table-cell>
          <table:table-cell office:value-type="float" office:value="29.207462000000003" table:formula="of:=[.D43]/2" table:style-name="ce1">
            <text:p>29,207462</text:p>
          </table:table-cell>
          <table:table-cell office:value-type="float" office:value="3.42378259363994" table:formula="of:=100/[.E43]" table:style-name="ce1">
            <text:p>3,423782594</text:p>
          </table:table-cell>
          <table:table-cell table:style-name="ce1"/>
          <table:table-cell office:value-type="string" table:style-name="ce5">
            <text:p>DNA_BHI01C</text:p>
          </table:table-cell>
          <table:table-cell office:value-type="string" table:style-name="ce6">
            <text:p>B119</text:p>
          </table:table-cell>
          <table:table-cell office:value-type="float" office:value="5.2489999999999997" table:style-name="ce1">
            <text:p>5,249</text:p>
          </table:table-cell>
          <table:table-cell office:value-type="float" office:value="29.6413099" table:formula="of:=(5.7651*[.J43])-0.6197" table:style-name="ce1">
            <text:p>29,6413099</text:p>
          </table:table-cell>
          <table:table-cell office:value-type="float" office:value="14.82065495" table:formula="of:=[.K43]/2" table:style-name="ce1">
            <text:p>14,82065495</text:p>
          </table:table-cell>
          <table:table-cell office:value-type="float" office:value="10.121010205422804" table:formula="of:=150/[.L43]" table:style-name="ce1">
            <text:p>10,12101021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HI05A</text:p>
          </table:table-cell>
          <table:table-cell office:value-type="string" table:style-name="ce6">
            <text:p>B031</text:p>
          </table:table-cell>
          <table:table-cell office:value-type="float" office:value="10.56" table:style-name="ce1">
            <text:p>10,56</text:p>
          </table:table-cell>
          <table:table-cell office:value-type="float" office:value="60.259756000000003" table:formula="of:=(5.7651*[.C44])-0.6197" table:style-name="ce1">
            <text:p>60,259756</text:p>
          </table:table-cell>
          <table:table-cell office:value-type="float" office:value="30.129878000000001" table:formula="of:=[.D44]/2" table:style-name="ce1">
            <text:p>30,129878</text:p>
          </table:table-cell>
          <table:table-cell office:value-type="float" office:value="3.318964650304923" table:formula="of:=100/[.E44]" table:style-name="ce1">
            <text:p>3,31896465</text:p>
          </table:table-cell>
          <table:table-cell table:style-name="ce1"/>
          <table:table-cell office:value-type="string" table:style-name="ce5">
            <text:p>DNA_BHI05A</text:p>
          </table:table-cell>
          <table:table-cell office:value-type="string" table:style-name="ce6">
            <text:p>B120</text:p>
          </table:table-cell>
          <table:table-cell office:value-type="float" office:value="7.43" table:style-name="ce1">
            <text:p>7,43</text:p>
          </table:table-cell>
          <table:table-cell office:value-type="float" office:value="42.214993" table:formula="of:=(5.7651*[.J44])-0.6197" table:style-name="ce1">
            <text:p>42,214993</text:p>
          </table:table-cell>
          <table:table-cell office:value-type="float" office:value="21.1074965" table:formula="of:=[.K44]/2" table:style-name="ce1">
            <text:p>21,1074965</text:p>
          </table:table-cell>
          <table:table-cell office:value-type="float" office:value="7.1064799181655678" table:formula="of:=150/[.L44]" table:style-name="ce1">
            <text:p>7,106479918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HI05B</text:p>
          </table:table-cell>
          <table:table-cell office:value-type="string" table:style-name="ce6">
            <text:p>B032</text:p>
          </table:table-cell>
          <table:table-cell office:value-type="float" office:value="9.85" table:style-name="ce1">
            <text:p>9,85</text:p>
          </table:table-cell>
          <table:table-cell office:value-type="float" office:value="56.166534999999996" table:formula="of:=(5.7651*[.C45])-0.6197" table:style-name="ce1">
            <text:p>56,166535</text:p>
          </table:table-cell>
          <table:table-cell office:value-type="float" office:value="28.083267499999998" table:formula="of:=[.D45]/2" table:style-name="ce1">
            <text:p>28,0832675</text:p>
          </table:table-cell>
          <table:table-cell office:value-type="float" office:value="3.560839207902001" table:formula="of:=100/[.E45]" table:style-name="ce1">
            <text:p>3,560839208</text:p>
          </table:table-cell>
          <table:table-cell table:style-name="ce1"/>
          <table:table-cell office:value-type="string" table:style-name="ce5">
            <text:p>DNA_BHI05B</text:p>
          </table:table-cell>
          <table:table-cell office:value-type="string" table:style-name="ce6">
            <text:p>B122</text:p>
          </table:table-cell>
          <table:table-cell office:value-type="float" office:value="7.0960000000000001" table:style-name="ce1">
            <text:p>7,096</text:p>
          </table:table-cell>
          <table:table-cell office:value-type="float" office:value="40.289449600000005" table:formula="of:=(5.7651*[.J45])-0.6197" table:style-name="ce1">
            <text:p>40,2894496</text:p>
          </table:table-cell>
          <table:table-cell office:value-type="float" office:value="20.144724800000002" table:formula="of:=[.K45]/2" table:style-name="ce1">
            <text:p>20,1447248</text:p>
          </table:table-cell>
          <table:table-cell office:value-type="float" office:value="7.4461181023430996" table:formula="of:=150/[.L45]" table:style-name="ce1">
            <text:p>7,446118102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HI05C</text:p>
          </table:table-cell>
          <table:table-cell office:value-type="string" table:style-name="ce6">
            <text:p>B033</text:p>
          </table:table-cell>
          <table:table-cell office:value-type="float" office:value="10.01" table:style-name="ce1">
            <text:p>10,01</text:p>
          </table:table-cell>
          <table:table-cell office:value-type="float" office:value="57.088951000000002" table:formula="of:=(5.7651*[.C46])-0.6197" table:style-name="ce1">
            <text:p>57,088951</text:p>
          </table:table-cell>
          <table:table-cell office:value-type="float" office:value="28.544475500000001" table:formula="of:=[.D46]/2" table:style-name="ce1">
            <text:p>28,5444755</text:p>
          </table:table-cell>
          <table:table-cell office:value-type="float" office:value="3.5033048689228847" table:formula="of:=100/[.E46]" table:style-name="ce1">
            <text:p>3,503304869</text:p>
          </table:table-cell>
          <table:table-cell table:style-name="ce1"/>
          <table:table-cell office:value-type="string" table:style-name="ce5">
            <text:p>DNA_BHI05C</text:p>
          </table:table-cell>
          <table:table-cell office:value-type="string" table:style-name="ce6">
            <text:p>B124</text:p>
          </table:table-cell>
          <table:table-cell office:value-type="float" office:value="7.9020000000000001" table:style-name="ce1">
            <text:p>7,902</text:p>
          </table:table-cell>
          <table:table-cell office:value-type="float" office:value="44.936120200000005" table:formula="of:=(5.7651*[.J46])-0.6197" table:style-name="ce1">
            <text:p>44,9361202</text:p>
          </table:table-cell>
          <table:table-cell office:value-type="float" office:value="22.468060100000002" table:formula="of:=[.K46]/2" table:style-name="ce1">
            <text:p>22,4680601</text:p>
          </table:table-cell>
          <table:table-cell office:value-type="float" office:value="6.6761437940073867" table:formula="of:=150/[.L46]" table:style-name="ce1">
            <text:p>6,676143794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BHI05LB05</text:p>
          </table:table-cell>
          <table:table-cell office:value-type="string" table:style-name="ce6">
            <text:p>B035</text:p>
          </table:table-cell>
          <table:table-cell office:value-type="float" office:value="13.8" table:style-name="ce1">
            <text:p>13,8</text:p>
          </table:table-cell>
          <table:table-cell office:value-type="float" office:value="78.938680000000019" table:formula="of:=(5.7651*[.C47])-0.6197" table:style-name="ce1">
            <text:p>78,93868</text:p>
          </table:table-cell>
          <table:table-cell office:value-type="float" office:value="39.46934000000001" table:formula="of:=[.D47]/2" table:style-name="ce1">
            <text:p>39,46934</text:p>
          </table:table-cell>
          <table:table-cell office:value-type="float" office:value="2.5336121657975528" table:formula="of:=100/[.E47]" table:style-name="ce1">
            <text:p>2,533612166</text:p>
          </table:table-cell>
          <table:table-cell table:style-name="ce1"/>
          <table:table-cell office:value-type="string" table:style-name="ce5">
            <text:p>DNA_BHI05LB05</text:p>
          </table:table-cell>
          <table:table-cell office:value-type="string" table:style-name="ce6">
            <text:p>B127</text:p>
          </table:table-cell>
          <table:table-cell office:value-type="float" office:value="9.5039999999999996" table:style-name="ce1">
            <text:p>9,504</text:p>
          </table:table-cell>
          <table:table-cell office:value-type="float" office:value="54.171810399999998" table:formula="of:=(5.7651*[.J47])-0.6197" table:style-name="ce1">
            <text:p>54,1718104</text:p>
          </table:table-cell>
          <table:table-cell office:value-type="float" office:value="27.085905199999999" table:formula="of:=[.K47]/2" table:style-name="ce1">
            <text:p>27,0859052</text:p>
          </table:table-cell>
          <table:table-cell office:value-type="float" office:value="5.5379356492763625" table:formula="of:=150/[.L47]" table:style-name="ce1">
            <text:p>5,537935649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2C</text:p>
          </table:table-cell>
          <table:table-cell office:value-type="string" table:style-name="ce6">
            <text:p>B036</text:p>
          </table:table-cell>
          <table:table-cell office:value-type="float" office:value="0.68810000000000004" table:style-name="ce7">
            <text:p>0,6881</text:p>
          </table:table-cell>
          <table:table-cell office:value-type="float" office:value="3.3472653100000005" table:formula="of:=(5.7651*[.C48])-0.6197" table:style-name="ce7">
            <text:p>3,34726531</text:p>
          </table:table-cell>
          <table:table-cell office:value-type="float" office:value="1.6736326550000002" table:formula="of:=[.D48]/2" table:style-name="ce7">
            <text:p>1,673632655</text:p>
          </table:table-cell>
          <table:table-cell office:value-type="float" office:value="59.75026819729446" table:formula="of:=100/[.E48]" table:style-name="ce7">
            <text:p>59,7502682</text:p>
          </table:table-cell>
          <table:table-cell table:style-name="ce1"/>
          <table:table-cell office:value-type="string" table:style-name="ce5">
            <text:p>DNA_2C</text:p>
          </table:table-cell>
          <table:table-cell office:value-type="string" table:style-name="ce6">
            <text:p>B129</text:p>
          </table:table-cell>
          <table:table-cell office:value-type="float" office:value="0.2311" table:style-name="ce7">
            <text:p>0,2311</text:p>
          </table:table-cell>
          <table:table-cell office:value-type="float" office:value="0.71261461000000004" table:formula="of:=(5.7651*[.J48])-0.6197" table:style-name="ce7">
            <text:p>0,71261461</text:p>
          </table:table-cell>
          <table:table-cell office:value-type="float" office:value="0.35630730500000002" table:formula="of:=[.K48]/2" table:style-name="ce7">
            <text:p>0,356307305</text:p>
          </table:table-cell>
          <table:table-cell office:value-type="float" office:value="420.98491357060442" table:formula="of:=150/[.L48]" table:style-name="ce7">
            <text:p>420,9849136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1</text:p>
          </table:table-cell>
          <table:table-cell office:value-type="string" table:style-name="ce5">
            <text:p>B038</text:p>
          </table:table-cell>
          <table:table-cell office:value-type="float" office:value="0.91059999999999997" table:style-name="ce7">
            <text:p>0,9106</text:p>
          </table:table-cell>
          <table:table-cell office:value-type="float" office:value="4.6300000600000004" table:formula="of:=(5.7651*[.C49])-0.6197" table:style-name="ce7">
            <text:p>4,63000006</text:p>
          </table:table-cell>
          <table:table-cell office:value-type="float" office:value="2.3150000300000002" table:formula="of:=[.D49]/2" table:style-name="ce7">
            <text:p>2,31500003</text:p>
          </table:table-cell>
          <table:table-cell office:value-type="float" office:value="43.196543716675457" table:formula="of:=100/[.E49]" table:style-name="ce7">
            <text:p>43,19654372</text:p>
          </table:table-cell>
          <table:table-cell table:style-name="ce1"/>
          <table:table-cell office:value-type="string" table:style-name="ce5">
            <text:p>RNA_B1</text:p>
          </table:table-cell>
          <table:table-cell office:value-type="string" table:style-name="ce5">
            <text:p>B130</text:p>
          </table:table-cell>
          <table:table-cell office:value-type="float" office:value="6.8599999999999994E-2" table:style-name="ce7">
            <text:p>0,0686</text:p>
          </table:table-cell>
          <table:table-cell office:value-type="float" office:value="-0.22421414000000006" table:formula="of:=(5.7651*[.J49])-0.6197" table:style-name="ce7">
            <text:p>-0,22421414</text:p>
          </table:table-cell>
          <table:table-cell office:value-type="float" office:value="-0.11210707000000003" table:formula="of:=[.K49]/2" table:style-name="ce7">
            <text:p>-0,11210707</text:p>
          </table:table-cell>
          <table:table-cell office:value-type="float" office:value="-1338.0066038653936" table:formula="of:=150/[.L49]" table:style-name="ce7">
            <text:p>-1338,006604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2</text:p>
          </table:table-cell>
          <table:table-cell office:value-type="string" table:style-name="ce5">
            <text:p>B041</text:p>
          </table:table-cell>
          <table:table-cell office:value-type="float" office:value="0.1234" table:style-name="ce7">
            <text:p>0,1234</text:p>
          </table:table-cell>
          <table:table-cell office:value-type="float" office:value="9.1713339999999977E-2" table:formula="of:=(5.7651*[.C50])-0.6197" table:style-name="ce7">
            <text:p>0,09171334</text:p>
          </table:table-cell>
          <table:table-cell office:value-type="float" office:value="4.5856669999999988E-2" table:formula="of:=[.D50]/2" table:style-name="ce7">
            <text:p>0,04585667</text:p>
          </table:table-cell>
          <table:table-cell office:value-type="float" office:value="2180.7078446821374" table:formula="of:=100/[.E50]" table:style-name="ce7">
            <text:p>2180,707845</text:p>
          </table:table-cell>
          <table:table-cell table:style-name="ce1"/>
          <table:table-cell office:value-type="string" table:style-name="ce5">
            <text:p>RNA_B2</text:p>
          </table:table-cell>
          <table:table-cell office:value-type="string" table:style-name="ce5">
            <text:p>B132</text:p>
          </table:table-cell>
          <table:table-cell office:value-type="float" office:value="6.4899999999999999E-2" table:style-name="ce7">
            <text:p>0,0649</text:p>
          </table:table-cell>
          <table:table-cell office:value-type="float" office:value="-0.24554501000000001" table:formula="of:=(5.7651*[.J50])-0.6197" table:style-name="ce7">
            <text:p>-0,24554501</text:p>
          </table:table-cell>
          <table:table-cell office:value-type="float" office:value="-0.122772505" table:formula="of:=[.K50]/2" table:style-name="ce7">
            <text:p>-0,122772505</text:p>
          </table:table-cell>
          <table:table-cell office:value-type="float" office:value="-1221.7719268658727" table:formula="of:=150/[.L50]" table:style-name="ce7">
            <text:p>-1221,771927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3</text:p>
          </table:table-cell>
          <table:table-cell office:value-type="string" table:style-name="ce5">
            <text:p>B043</text:p>
          </table:table-cell>
          <table:table-cell office:value-type="float" office:value="0.72240000000000004" table:style-name="ce7">
            <text:p>0,7224</text:p>
          </table:table-cell>
          <table:table-cell office:value-type="float" office:value="3.5450082400000005" table:formula="of:=(5.7651*[.C51])-0.6197" table:style-name="ce7">
            <text:p>3,54500824</text:p>
          </table:table-cell>
          <table:table-cell office:value-type="float" office:value="1.7725041200000002" table:formula="of:=[.D51]/2" table:style-name="ce7">
            <text:p>1,77250412</text:p>
          </table:table-cell>
          <table:table-cell office:value-type="float" office:value="56.417358285181301" table:formula="of:=100/[.E51]" table:style-name="ce7">
            <text:p>56,41735829</text:p>
          </table:table-cell>
          <table:table-cell table:style-name="ce1"/>
          <table:table-cell office:value-type="string" table:style-name="ce5">
            <text:p>RNA_B3</text:p>
          </table:table-cell>
          <table:table-cell office:value-type="string" table:style-name="ce5">
            <text:p>B133</text:p>
          </table:table-cell>
          <table:table-cell office:value-type="float" office:value="6.93E-2" table:style-name="ce7">
            <text:p>0,0693</text:p>
          </table:table-cell>
          <table:table-cell office:value-type="float" office:value="-0.22017857000000002" table:formula="of:=(5.7651*[.J51])-0.6197" table:style-name="ce7">
            <text:p>-0,22017857</text:p>
          </table:table-cell>
          <table:table-cell office:value-type="float" office:value="-0.11008928500000001" table:formula="of:=[.K51]/2" table:style-name="ce7">
            <text:p>-0,110089285</text:p>
          </table:table-cell>
          <table:table-cell office:value-type="float" office:value="-1362.5304224657284" table:formula="of:=150/[.L51]" table:style-name="ce7">
            <text:p>-1362,530422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LB01A</text:p>
          </table:table-cell>
          <table:table-cell office:value-type="string" table:style-name="ce5">
            <text:p>B044</text:p>
          </table:table-cell>
          <table:table-cell office:value-type="float" office:value="1.36" table:style-name="ce7">
            <text:p>1,36</text:p>
          </table:table-cell>
          <table:table-cell office:value-type="float" office:value="7.2208360000000011" table:formula="of:=(5.7651*[.C52])-0.6197" table:style-name="ce7">
            <text:p>7,220836</text:p>
          </table:table-cell>
          <table:table-cell office:value-type="float" office:value="3.6104180000000006" table:formula="of:=[.D52]/2" table:style-name="ce7">
            <text:p>3,610418</text:p>
          </table:table-cell>
          <table:table-cell office:value-type="float" office:value="27.697623931633398" table:formula="of:=100/[.E52]" table:style-name="ce7">
            <text:p>27,69762393</text:p>
          </table:table-cell>
          <table:table-cell table:style-name="ce1"/>
          <table:table-cell office:value-type="string" table:style-name="ce5">
            <text:p>RNA_LB01A</text:p>
          </table:table-cell>
          <table:table-cell office:value-type="string" table:style-name="ce5">
            <text:p>B135</text:p>
          </table:table-cell>
          <table:table-cell office:value-type="float" office:value="6.8199999999999997E-2" table:style-name="ce7">
            <text:p>0,0682</text:p>
          </table:table-cell>
          <table:table-cell office:value-type="float" office:value="-0.22652018000000002" table:formula="of:=(5.7651*[.J52])-0.6197" table:style-name="ce7">
            <text:p>-0,22652018</text:p>
          </table:table-cell>
          <table:table-cell office:value-type="float" office:value="-0.11326009000000001" table:formula="of:=[.K52]/2" table:style-name="ce7">
            <text:p>-0,11326009</text:p>
          </table:table-cell>
          <table:table-cell office:value-type="float" office:value="-1324.3853152509414" table:formula="of:=150/[.L52]" table:style-name="ce7">
            <text:p>-1324,385315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LB01B</text:p>
          </table:table-cell>
          <table:table-cell office:value-type="string" table:style-name="ce5">
            <text:p>B046</text:p>
          </table:table-cell>
          <table:table-cell office:value-type="float" office:value="0.38969999999999999" table:style-name="ce7">
            <text:p>0,3897</text:p>
          </table:table-cell>
          <table:table-cell office:value-type="float" office:value="1.6269594700000001" table:formula="of:=(5.7651*[.C53])-0.6197" table:style-name="ce7">
            <text:p>1,62695947</text:p>
          </table:table-cell>
          <table:table-cell office:value-type="float" office:value="0.81347973500000004" table:formula="of:=[.D53]/2" table:style-name="ce7">
            <text:p>0,813479735</text:p>
          </table:table-cell>
          <table:table-cell office:value-type="float" office:value="122.92869225562207" table:formula="of:=100/[.E53]" table:style-name="ce7">
            <text:p>122,9286923</text:p>
          </table:table-cell>
          <table:table-cell table:style-name="ce1"/>
          <table:table-cell office:value-type="string" table:style-name="ce5">
            <text:p>RNA_LB01B</text:p>
          </table:table-cell>
          <table:table-cell office:value-type="string" table:style-name="ce5">
            <text:p>B136</text:p>
          </table:table-cell>
          <table:table-cell office:value-type="float" office:value="6.5000000000000002E-2" table:style-name="ce7">
            <text:p>0,065</text:p>
          </table:table-cell>
          <table:table-cell office:value-type="float" office:value="-0.24496849999999998" table:formula="of:=(5.7651*[.J53])-0.6197" table:style-name="ce7">
            <text:p>-0,2449685</text:p>
          </table:table-cell>
          <table:table-cell office:value-type="float" office:value="-0.12248424999999999" table:formula="of:=[.K53]/2" table:style-name="ce7">
            <text:p>-0,12248425</text:p>
          </table:table-cell>
          <table:table-cell office:value-type="float" office:value="-1224.6472505648687" table:formula="of:=150/[.L53]" table:style-name="ce7">
            <text:p>-1224,647251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LB01C</text:p>
          </table:table-cell>
          <table:table-cell office:value-type="string" table:style-name="ce5">
            <text:p>B048</text:p>
          </table:table-cell>
          <table:table-cell office:value-type="float" office:value="1.677" table:style-name="ce7">
            <text:p>1,677</text:p>
          </table:table-cell>
          <table:table-cell office:value-type="float" office:value="9.0483727000000016" table:formula="of:=(5.7651*[.C54])-0.6197" table:style-name="ce7">
            <text:p>9,0483727</text:p>
          </table:table-cell>
          <table:table-cell office:value-type="float" office:value="4.5241863500000008" table:formula="of:=[.D54]/2" table:style-name="ce7">
            <text:p>4,52418635</text:p>
          </table:table-cell>
          <table:table-cell office:value-type="float" office:value="22.103421977744127" table:formula="of:=100/[.E54]" table:style-name="ce7">
            <text:p>22,10342198</text:p>
          </table:table-cell>
          <table:table-cell table:style-name="ce1"/>
          <table:table-cell office:value-type="string" table:style-name="ce5">
            <text:p>RNA_LB01C</text:p>
          </table:table-cell>
          <table:table-cell office:value-type="string" table:style-name="ce5">
            <text:p>B137</text:p>
          </table:table-cell>
          <table:table-cell office:value-type="float" office:value="6.6199999999999995E-2" table:style-name="ce7">
            <text:p>0,0662</text:p>
          </table:table-cell>
          <table:table-cell office:value-type="float" office:value="-0.23805038000000006" table:formula="of:=(5.7651*[.J54])-0.6197" table:style-name="ce7">
            <text:p>-0,23805038</text:p>
          </table:table-cell>
          <table:table-cell office:value-type="float" office:value="-0.11902519000000003" table:formula="of:=[.K54]/2" table:style-name="ce7">
            <text:p>-0,11902519</text:p>
          </table:table-cell>
          <table:table-cell office:value-type="float" office:value="-1260.2374337734723" table:formula="of:=150/[.L54]" table:style-name="ce7">
            <text:p>-1260,237434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LB05A</text:p>
          </table:table-cell>
          <table:table-cell office:value-type="string" table:style-name="ce5">
            <text:p>B049</text:p>
          </table:table-cell>
          <table:table-cell office:value-type="float" office:value="5.6239999999999997" table:style-name="ce1">
            <text:p>5,624</text:p>
          </table:table-cell>
          <table:table-cell office:value-type="float" office:value="31.803222399999996" table:formula="of:=(5.7651*[.C55])-0.6197" table:style-name="ce1">
            <text:p>31,8032224</text:p>
          </table:table-cell>
          <table:table-cell office:value-type="float" office:value="15.901611199999998" table:formula="of:=[.D55]/2" table:style-name="ce1">
            <text:p>15,9016112</text:p>
          </table:table-cell>
          <table:table-cell office:value-type="float" office:value="6.2886709241136529" table:formula="of:=100/[.E55]" table:style-name="ce1">
            <text:p>6,288670924</text:p>
          </table:table-cell>
          <table:table-cell table:style-name="ce1"/>
          <table:table-cell office:value-type="string" table:style-name="ce5">
            <text:p>RNA_LB05A</text:p>
          </table:table-cell>
          <table:table-cell office:value-type="string" table:style-name="ce5">
            <text:p>B138</text:p>
          </table:table-cell>
          <table:table-cell office:value-type="float" office:value="7.5300000000000006E-2" table:style-name="ce7">
            <text:p>0,0753</text:p>
          </table:table-cell>
          <table:table-cell office:value-type="float" office:value="-0.18558796999999999" table:formula="of:=(5.7651*[.J55])-0.6197" table:style-name="ce7">
            <text:p>-0,18558797</text:p>
          </table:table-cell>
          <table:table-cell office:value-type="float" office:value="-9.2793984999999995E-2" table:formula="of:=[.K55]/2" table:style-name="ce7">
            <text:p>-0,092793985</text:p>
          </table:table-cell>
          <table:table-cell office:value-type="float" office:value="-1616.4840856872352" table:formula="of:=150/[.L55]" table:style-name="ce7">
            <text:p>-1616,484086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LB05B</text:p>
          </table:table-cell>
          <table:table-cell office:value-type="string" table:style-name="ce5">
            <text:p>B050</text:p>
          </table:table-cell>
          <table:table-cell office:value-type="float" office:value="6.0309999999999997" table:style-name="ce1">
            <text:p>6,031</text:p>
          </table:table-cell>
          <table:table-cell office:value-type="float" office:value="34.149618099999998" table:formula="of:=(5.7651*[.C56])-0.6197" table:style-name="ce1">
            <text:p>34,1496181</text:p>
          </table:table-cell>
          <table:table-cell office:value-type="float" office:value="17.074809049999999" table:formula="of:=[.D56]/2" table:style-name="ce1">
            <text:p>17,07480905</text:p>
          </table:table-cell>
          <table:table-cell office:value-type="float" office:value="5.8565808675910205" table:formula="of:=100/[.E56]" table:style-name="ce1">
            <text:p>5,856580868</text:p>
          </table:table-cell>
          <table:table-cell table:style-name="ce1"/>
          <table:table-cell office:value-type="string" table:style-name="ce5">
            <text:p>RNA_LB05B</text:p>
          </table:table-cell>
          <table:table-cell office:value-type="string" table:style-name="ce5">
            <text:p>B139</text:p>
          </table:table-cell>
          <table:table-cell office:value-type="float" office:value="7.2499999999999995E-2" table:style-name="ce7">
            <text:p>0,0725</text:p>
          </table:table-cell>
          <table:table-cell office:value-type="float" office:value="-0.20173025000000006" table:formula="of:=(5.7651*[.J56])-0.6197" table:style-name="ce7">
            <text:p>-0,20173025</text:p>
          </table:table-cell>
          <table:table-cell office:value-type="float" office:value="-0.10086512500000003" table:formula="of:=[.K56]/2" table:style-name="ce7">
            <text:p>-0,100865125</text:p>
          </table:table-cell>
          <table:table-cell office:value-type="float" office:value="-1487.134428277365" table:formula="of:=150/[.L56]" table:style-name="ce7">
            <text:p>-1487,134428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LB05C</text:p>
          </table:table-cell>
          <table:table-cell office:value-type="string" table:style-name="ce5">
            <text:p>B051</text:p>
          </table:table-cell>
          <table:table-cell office:value-type="float" office:value="3.6640000000000001" table:style-name="ce1">
            <text:p>3,664</text:p>
          </table:table-cell>
          <table:table-cell office:value-type="float" office:value="20.503626400000002" table:formula="of:=(5.7651*[.C57])-0.6197" table:style-name="ce1">
            <text:p>20,5036264</text:p>
          </table:table-cell>
          <table:table-cell office:value-type="float" office:value="10.251813200000001" table:formula="of:=[.D57]/2" table:style-name="ce1">
            <text:p>10,2518132</text:p>
          </table:table-cell>
          <table:table-cell office:value-type="float" office:value="9.75437203635353" table:formula="of:=100/[.E57]" table:style-name="ce1">
            <text:p>9,754372036</text:p>
          </table:table-cell>
          <table:table-cell table:style-name="ce1"/>
          <table:table-cell office:value-type="string" table:style-name="ce5">
            <text:p>RNA_LB05C</text:p>
          </table:table-cell>
          <table:table-cell office:value-type="string" table:style-name="ce5">
            <text:p>B141</text:p>
          </table:table-cell>
          <table:table-cell office:value-type="float" office:value="0.13139999999999999" table:style-name="ce7">
            <text:p>0,1314</text:p>
          </table:table-cell>
          <table:table-cell office:value-type="float" office:value="0.13783413999999994" table:formula="of:=(5.7651*[.J57])-0.6197" table:style-name="ce7">
            <text:p>0,13783414</text:p>
          </table:table-cell>
          <table:table-cell office:value-type="float" office:value="6.8917069999999969E-2" table:formula="of:=[.K57]/2" table:style-name="ce7">
            <text:p>0,06891707</text:p>
          </table:table-cell>
          <table:table-cell office:value-type="float" office:value="2176.5289789597855" table:formula="of:=150/[.L57]" table:style-name="ce7">
            <text:p>2176,528979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HI01A</text:p>
          </table:table-cell>
          <table:table-cell office:value-type="string" table:style-name="ce5">
            <text:p>B052</text:p>
          </table:table-cell>
          <table:table-cell office:value-type="float" office:value="0.67159999999999997" table:style-name="ce7">
            <text:p>0,6716</text:p>
          </table:table-cell>
          <table:table-cell office:value-type="float" office:value="3.2521411600000003" table:formula="of:=(5.7651*[.C58])-0.6197" table:style-name="ce7">
            <text:p>3,25214116</text:p>
          </table:table-cell>
          <table:table-cell office:value-type="float" office:value="1.6260705800000002" table:formula="of:=[.D58]/2" table:style-name="ce7">
            <text:p>1,62607058</text:p>
          </table:table-cell>
          <table:table-cell office:value-type="float" office:value="61.497945556582167" table:formula="of:=100/[.E58]" table:style-name="ce7">
            <text:p>61,49794556</text:p>
          </table:table-cell>
          <table:table-cell table:style-name="ce1"/>
          <table:table-cell office:value-type="string" table:style-name="ce5">
            <text:p>RNA_BHI01A</text:p>
          </table:table-cell>
          <table:table-cell office:value-type="string" table:style-name="ce5">
            <text:p>B142</text:p>
          </table:table-cell>
          <table:table-cell office:value-type="float" office:value="7.2099999999999997E-2" table:style-name="ce7">
            <text:p>0,0721</text:p>
          </table:table-cell>
          <table:table-cell office:value-type="float" office:value="-0.20403629000000001" table:formula="of:=(5.7651*[.J58])-0.6197" table:style-name="ce7">
            <text:p>-0,20403629</text:p>
          </table:table-cell>
          <table:table-cell office:value-type="float" office:value="-0.102018145" table:formula="of:=[.K58]/2" table:style-name="ce7">
            <text:p>-0,102018145</text:p>
          </table:table-cell>
          <table:table-cell office:value-type="float" office:value="-1470.3266757104825" table:formula="of:=150/[.L58]" table:style-name="ce7">
            <text:p>-1470,326676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HI01B</text:p>
          </table:table-cell>
          <table:table-cell office:value-type="string" table:style-name="ce5">
            <text:p>B054</text:p>
          </table:table-cell>
          <table:table-cell office:value-type="float" office:value="0.36770000000000003" table:style-name="ce7">
            <text:p>0,3677</text:p>
          </table:table-cell>
          <table:table-cell office:value-type="float" office:value="1.5001272700000006" table:formula="of:=(5.7651*[.C59])-0.6197" table:style-name="ce7">
            <text:p>1,50012727</text:p>
          </table:table-cell>
          <table:table-cell office:value-type="float" office:value="0.75006363500000028" table:formula="of:=[.D59]/2" table:style-name="ce7">
            <text:p>0,750063635</text:p>
          </table:table-cell>
          <table:table-cell office:value-type="float" office:value="133.32202140422388" table:formula="of:=100/[.E59]" table:style-name="ce7">
            <text:p>133,3220214</text:p>
          </table:table-cell>
          <table:table-cell table:style-name="ce1"/>
          <table:table-cell office:value-type="string" table:style-name="ce5">
            <text:p>RNA_BHI01B</text:p>
          </table:table-cell>
          <table:table-cell office:value-type="string" table:style-name="ce5">
            <text:p>B143</text:p>
          </table:table-cell>
          <table:table-cell office:value-type="float" office:value="6.7900000000000002E-2" table:style-name="ce7">
            <text:p>0,0679</text:p>
          </table:table-cell>
          <table:table-cell office:value-type="float" office:value="-0.22824970999999999" table:formula="of:=(5.7651*[.J59])-0.6197" table:style-name="ce7">
            <text:p>-0,22824971</text:p>
          </table:table-cell>
          <table:table-cell office:value-type="float" office:value="-0.114124855" table:formula="of:=[.K59]/2" table:style-name="ce7">
            <text:p>-0,114124855</text:p>
          </table:table-cell>
          <table:table-cell office:value-type="float" office:value="-1314.3499722299757" table:formula="of:=150/[.L59]" table:style-name="ce7">
            <text:p>-1314,349972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HI01C</text:p>
          </table:table-cell>
          <table:table-cell office:value-type="string" table:style-name="ce5">
            <text:p>B058</text:p>
          </table:table-cell>
          <table:table-cell office:value-type="float" office:value="0.85740000000000005" table:style-name="ce7">
            <text:p>0,8574</text:p>
          </table:table-cell>
          <table:table-cell office:value-type="float" office:value="4.3232967400000009" table:formula="of:=(5.7651*[.C60])-0.6197" table:style-name="ce7">
            <text:p>4,32329674</text:p>
          </table:table-cell>
          <table:table-cell office:value-type="float" office:value="2.1616483700000004" table:formula="of:=[.D60]/2" table:style-name="ce7">
            <text:p>2,16164837</text:p>
          </table:table-cell>
          <table:table-cell office:value-type="float" office:value="46.260992947710541" table:formula="of:=100/[.E60]" table:style-name="ce7">
            <text:p>46,26099295</text:p>
          </table:table-cell>
          <table:table-cell table:style-name="ce1"/>
          <table:table-cell office:value-type="string" table:style-name="ce5">
            <text:p>RNA_BHI01C</text:p>
          </table:table-cell>
          <table:table-cell office:value-type="string" table:style-name="ce5">
            <text:p>B144</text:p>
          </table:table-cell>
          <table:table-cell office:value-type="float" office:value="7.0900000000000005E-2" table:style-name="ce7">
            <text:p>0,0709</text:p>
          </table:table-cell>
          <table:table-cell office:value-type="float" office:value="-0.21095440999999998" table:formula="of:=(5.7651*[.J60])-0.6197" table:style-name="ce7">
            <text:p>-0,21095441</text:p>
          </table:table-cell>
          <table:table-cell office:value-type="float" office:value="-0.10547720499999999" table:formula="of:=[.K60]/2" table:style-name="ce7">
            <text:p>-0,105477205</text:p>
          </table:table-cell>
          <table:table-cell office:value-type="float" office:value="-1422.1082176001917" table:formula="of:=150/[.L60]" table:style-name="ce7">
            <text:p>-1422,108218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HI05A</text:p>
          </table:table-cell>
          <table:table-cell office:value-type="string" table:style-name="ce5">
            <text:p>B061</text:p>
          </table:table-cell>
          <table:table-cell office:value-type="float" office:value="8.9120000000000008" table:style-name="ce1">
            <text:p>8,912</text:p>
          </table:table-cell>
          <table:table-cell office:value-type="float" office:value="50.758871200000009" table:formula="of:=(5.7651*[.C61])-0.6197" table:style-name="ce1">
            <text:p>50,7588712</text:p>
          </table:table-cell>
          <table:table-cell office:value-type="float" office:value="25.379435600000004" table:formula="of:=[.D61]/2" table:style-name="ce1">
            <text:p>25,3794356</text:p>
          </table:table-cell>
          <table:table-cell office:value-type="float" office:value="3.9401979451426405" table:formula="of:=100/[.E61]" table:style-name="ce1">
            <text:p>3,940197945</text:p>
          </table:table-cell>
          <table:table-cell table:style-name="ce1"/>
          <table:table-cell office:value-type="string" table:style-name="ce5">
            <text:p>RNA_BHI05A</text:p>
          </table:table-cell>
          <table:table-cell office:value-type="string" table:style-name="ce5">
            <text:p>B145</text:p>
          </table:table-cell>
          <table:table-cell office:value-type="float" office:value="0.46760000000000002" table:style-name="ce7">
            <text:p>0,4676</text:p>
          </table:table-cell>
          <table:table-cell office:value-type="float" office:value="2.0760607600000003" table:formula="of:=(5.7651*[.J61])-0.6197" table:style-name="ce7">
            <text:p>2,07606076</text:p>
          </table:table-cell>
          <table:table-cell office:value-type="float" office:value="1.0380303800000001" table:formula="of:=[.K61]/2" table:style-name="ce7">
            <text:p>1,03803038</text:p>
          </table:table-cell>
          <table:table-cell office:value-type="float" office:value="144.50444118986189" table:formula="of:=150/[.L61]" table:style-name="ce7">
            <text:p>144,5044412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HI05B</text:p>
          </table:table-cell>
          <table:table-cell office:value-type="string" table:style-name="ce5">
            <text:p>B067</text:p>
          </table:table-cell>
          <table:table-cell office:value-type="float" office:value="7.1689999999999996" table:style-name="ce1">
            <text:p>7,169</text:p>
          </table:table-cell>
          <table:table-cell office:value-type="float" office:value="40.710301899999997" table:formula="of:=(5.7651*[.C62])-0.6197" table:style-name="ce1">
            <text:p>40,7103019</text:p>
          </table:table-cell>
          <table:table-cell office:value-type="float" office:value="20.355150949999999" table:formula="of:=[.D62]/2" table:style-name="ce1">
            <text:p>20,35515095</text:p>
          </table:table-cell>
          <table:table-cell office:value-type="float" office:value="4.9127614059771938" table:formula="of:=100/[.E62]" table:style-name="ce1">
            <text:p>4,912761406</text:p>
          </table:table-cell>
          <table:table-cell table:style-name="ce1"/>
          <table:table-cell office:value-type="string" table:style-name="ce5">
            <text:p>RNA_BHI05B</text:p>
          </table:table-cell>
          <table:table-cell office:value-type="string" table:style-name="ce5">
            <text:p>B149</text:p>
          </table:table-cell>
          <table:table-cell office:value-type="float" office:value="8.3299999999999999E-2" table:style-name="ce7">
            <text:p>0,0833</text:p>
          </table:table-cell>
          <table:table-cell office:value-type="float" office:value="-0.13946717000000003" table:formula="of:=(5.7651*[.J62])-0.6197" table:style-name="ce7">
            <text:p>-0,13946717</text:p>
          </table:table-cell>
          <table:table-cell office:value-type="float" office:value="-6.9733585000000015E-2" table:formula="of:=[.K62]/2" table:style-name="ce7">
            <text:p>-0,069733585</text:p>
          </table:table-cell>
          <table:table-cell office:value-type="float" office:value="-2151.0438621504973" table:formula="of:=150/[.L62]" table:style-name="ce7">
            <text:p>-2151,043862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HI05C</text:p>
          </table:table-cell>
          <table:table-cell office:value-type="string" table:style-name="ce5">
            <text:p>B069</text:p>
          </table:table-cell>
          <table:table-cell office:value-type="float" office:value="10.16" table:style-name="ce1">
            <text:p>10,16</text:p>
          </table:table-cell>
          <table:table-cell office:value-type="float" office:value="57.953716" table:formula="of:=(5.7651*[.C63])-0.6197" table:style-name="ce1">
            <text:p>57,953716</text:p>
          </table:table-cell>
          <table:table-cell office:value-type="float" office:value="28.976858" table:formula="of:=[.D63]/2" table:style-name="ce1">
            <text:p>28,976858</text:p>
          </table:table-cell>
          <table:table-cell office:value-type="float" office:value="3.451029783836467" table:formula="of:=100/[.E63]" table:style-name="ce1">
            <text:p>3,451029784</text:p>
          </table:table-cell>
          <table:table-cell table:style-name="ce1"/>
          <table:table-cell office:value-type="string" table:style-name="ce5">
            <text:p>RNA_BHI05C</text:p>
          </table:table-cell>
          <table:table-cell office:value-type="string" table:style-name="ce5">
            <text:p>B152</text:p>
          </table:table-cell>
          <table:table-cell office:value-type="float" office:value="0.12089999999999999" table:style-name="ce7">
            <text:p>0,1209</text:p>
          </table:table-cell>
          <table:table-cell office:value-type="float" office:value="7.7300590000000002E-2" table:formula="of:=(5.7651*[.J63])-0.6197" table:style-name="ce7">
            <text:p>0,07730059</text:p>
          </table:table-cell>
          <table:table-cell office:value-type="float" office:value="3.8650295000000001E-2" table:formula="of:=[.K63]/2" table:style-name="ce7">
            <text:p>0,038650295</text:p>
          </table:table-cell>
          <table:table-cell office:value-type="float" office:value="3880.9535606390582" table:formula="of:=150/[.L63]" table:style-name="ce7">
            <text:p>3880,953561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BHI05LB05</text:p>
          </table:table-cell>
          <table:table-cell office:value-type="string" table:style-name="ce5">
            <text:p>B073</text:p>
          </table:table-cell>
          <table:table-cell office:value-type="float" office:value="16.12" table:style-name="ce1">
            <text:p>16,12</text:p>
          </table:table-cell>
          <table:table-cell office:value-type="float" office:value="92.31371200000001" table:formula="of:=(5.7651*[.C64])-0.6197" table:style-name="ce1">
            <text:p>92,313712</text:p>
          </table:table-cell>
          <table:table-cell office:value-type="float" office:value="46.156856000000005" table:formula="of:=[.D64]/2" table:style-name="ce1">
            <text:p>46,156856</text:p>
          </table:table-cell>
          <table:table-cell office:value-type="float" office:value="2.1665253803248641" table:formula="of:=100/[.E64]" table:style-name="ce1">
            <text:p>2,16652538</text:p>
          </table:table-cell>
          <table:table-cell table:style-name="ce1"/>
          <table:table-cell office:value-type="string" table:style-name="ce5">
            <text:p>RNA_BHI05LB05</text:p>
          </table:table-cell>
          <table:table-cell office:value-type="string" table:style-name="ce5">
            <text:p>B157</text:p>
          </table:table-cell>
          <table:table-cell office:value-type="float" office:value="0.14860000000000001" table:style-name="ce7">
            <text:p>0,1486</text:p>
          </table:table-cell>
          <table:table-cell office:value-type="float" office:value="0.23699386000000011" table:formula="of:=(5.7651*[.J64])-0.6197" table:style-name="ce7">
            <text:p>0,23699386</text:p>
          </table:table-cell>
          <table:table-cell office:value-type="float" office:value="0.11849693000000006" table:formula="of:=[.K64]/2" table:style-name="ce7">
            <text:p>0,11849693</text:p>
          </table:table-cell>
          <table:table-cell office:value-type="float" office:value="1265.8555795496131" table:formula="of:=150/[.L64]" table:style-name="ce7">
            <text:p>1265,85558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RNA_2C</text:p>
          </table:table-cell>
          <table:table-cell office:value-type="string" table:style-name="ce5">
            <text:p>B074</text:p>
          </table:table-cell>
          <table:table-cell office:value-type="float" office:value="0.59819999999999995" table:style-name="ce7">
            <text:p>0,5982</text:p>
          </table:table-cell>
          <table:table-cell office:value-type="float" office:value="2.8289828200000002" table:formula="of:=(5.7651*[.C65])-0.6197" table:style-name="ce7">
            <text:p>2,82898282</text:p>
          </table:table-cell>
          <table:table-cell office:value-type="float" office:value="1.4144914100000001" table:formula="of:=[.D65]/2" table:style-name="ce7">
            <text:p>1,41449141</text:p>
          </table:table-cell>
          <table:table-cell office:value-type="float" office:value="70.696788466180919" table:formula="of:=100/[.E65]" table:style-name="ce7">
            <text:p>70,69678847</text:p>
          </table:table-cell>
          <table:table-cell table:style-name="ce1"/>
          <table:table-cell office:value-type="string" table:style-name="ce5">
            <text:p>RNA_2C</text:p>
          </table:table-cell>
          <table:table-cell office:value-type="string" table:style-name="ce5">
            <text:p>B161</text:p>
          </table:table-cell>
          <table:table-cell office:value-type="float" office:value="7.3800000000000004E-2" table:style-name="ce7">
            <text:p>0,0738</text:p>
          </table:table-cell>
          <table:table-cell office:value-type="float" office:value="-0.19423562" table:formula="of:=(5.7651*[.J65])-0.6197" table:style-name="ce7">
            <text:p>-0,19423562</text:p>
          </table:table-cell>
          <table:table-cell office:value-type="float" office:value="-9.7117809999999999E-2" table:formula="of:=[.K65]/2" table:style-name="ce7">
            <text:p>-0,09711781</text:p>
          </table:table-cell>
          <table:table-cell office:value-type="float" office:value="-1544.5158823083016" table:formula="of:=150/[.L65]" table:style-name="ce7">
            <text:p>-1544,515882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_2C_Gen4</text:p>
          </table:table-cell>
          <table:table-cell office:value-type="string" table:style-name="ce6">
            <text:p>B076</text:p>
          </table:table-cell>
          <table:table-cell office:value-type="float" office:value="4.4690000000000003" table:style-name="ce1">
            <text:p>4,469</text:p>
          </table:table-cell>
          <table:table-cell office:value-type="float" office:value="25.1445319" table:formula="of:=(5.7651*[.C66])-0.6197" table:style-name="ce1">
            <text:p>25,1445319</text:p>
          </table:table-cell>
          <table:table-cell office:value-type="float" office:value="12.57226595" table:formula="of:=[.D66]/2" table:style-name="ce1">
            <text:p>12,57226595</text:p>
          </table:table-cell>
          <table:table-cell office:value-type="float" office:value="7.9540156402752515" table:formula="of:=100/[.E66]" table:style-name="ce1">
            <text:p>7,95401564</text:p>
          </table:table-cell>
          <table:table-cell table:style-name="ce1"/>
          <table:table-cell office:value-type="string" table:style-name="ce5">
            <text:p>DNA_2C_Gen4</text:p>
          </table:table-cell>
          <table:table-cell office:value-type="string" table:style-name="ce6">
            <text:p>B163</text:p>
          </table:table-cell>
          <table:table-cell office:value-type="float" office:value="3.6110000000000002" table:style-name="ce7">
            <text:p>3,611</text:p>
          </table:table-cell>
          <table:table-cell office:value-type="float" office:value="20.198076100000002" table:formula="of:=(5.7651*[.J66])-0.6197" table:style-name="ce7">
            <text:p>20,1980761</text:p>
          </table:table-cell>
          <table:table-cell office:value-type="float" office:value="10.099038050000001" table:formula="of:=[.K66]/2" table:style-name="ce7">
            <text:p>10,09903805</text:p>
          </table:table-cell>
          <table:table-cell office:value-type="float" office:value="14.852899776924792" table:formula="of:=150/[.L66]" table:style-name="ce7">
            <text:p>14,85289978</text:p>
          </table:table-cell>
          <table:table-cell table:number-columns-repeated="16371"/>
        </table:table-row>
        <table:table-row table:style-name="ro1">
          <table:table-cell table:style-name="ce1"/>
          <table:table-cell table:style-name="ce8"/>
          <table:table-cell table:number-columns-repeated="6" table:style-name="ce1"/>
          <table:table-cell table:style-name="ce9"/>
          <table:table-cell table:number-columns-repeated="4" table:style-name="ce7"/>
          <table:table-cell table:number-columns-repeated="16371"/>
        </table:table-row>
        <table:table-row table:style-name="ro1">
          <table:table-cell table:style-name="ce1"/>
          <table:table-cell table:style-name="ce8"/>
          <table:table-cell table:style-name="ce1"/>
          <table:table-cell office:value-type="string" table:style-name="ce1">
            <text:p>ng/2µL</text:p>
          </table:table-cell>
          <table:table-cell office:value-type="string" table:style-name="ce1">
            <text:p>ng/µL</text:p>
          </table:table-cell>
          <table:table-cell office:value-type="string" table:style-name="ce1">
            <text:p>µL für 0.5 ng/µL</text:p>
          </table:table-cell>
          <table:table-cell office:value-type="string" table:style-name="ce1">
            <text:p>DEPC auf 500 µL gesamt volumen</text:p>
          </table:table-cell>
          <table:table-cell table:style-name="ce1"/>
          <table:table-cell table:style-name="ce9"/>
          <table:table-cell table:number-columns-repeated="4" table:style-name="ce7"/>
          <table:table-cell table:number-columns-repeated="16371"/>
        </table:table-row>
        <table:table-row table:style-name="ro1">
          <table:table-cell table:style-name="ce1"/>
          <table:table-cell office:value-type="string" table:style-name="ce8">
            <text:p>sdra 2</text:p>
          </table:table-cell>
          <table:table-cell office:value-type="float" office:value="5.899" table:style-name="ce1">
            <text:p>5,899</text:p>
          </table:table-cell>
          <table:table-cell office:value-type="float" office:value="33.388624900000003" table:formula="of:=(5.7651*[.C69])-0.6197" table:style-name="ce1">
            <text:p>33,3886249</text:p>
          </table:table-cell>
          <table:table-cell office:value-type="float" office:value="16.694312450000002" table:formula="of:=[.D69]/2" table:style-name="ce1">
            <text:p>16,69431245</text:p>
          </table:table-cell>
          <table:table-cell office:value-type="float" office:value="14.975159998278334" table:formula="of:=0.5*500/[.E69]" table:style-name="ce1">
            <text:p>14,97516</text:p>
          </table:table-cell>
          <table:table-cell office:value-type="float" office:value="485.02484000172166" table:formula="of:=500-[.F69]" table:style-name="ce1">
            <text:p>485,02484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J69]/2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8">
            <text:p>sdra 2</text:p>
          </table:table-cell>
          <table:table-cell office:value-type="float" office:value="6.2850000000000001" table:style-name="ce1">
            <text:p>6,285</text:p>
          </table:table-cell>
          <table:table-cell office:value-type="float" office:value="35.613953500000001" table:formula="of:=(5.7651*[.C70])-0.6197" table:style-name="ce1">
            <text:p>35,6139535</text:p>
          </table:table-cell>
          <table:table-cell office:value-type="float" office:value="17.80697675" table:formula="of:=[.D70]/2" table:style-name="ce1">
            <text:p>17,80697675</text:p>
          </table:table-cell>
          <table:table-cell office:value-type="float" office:value="14.039441029763797" table:formula="of:=0.5*500/[.E70]" table:style-name="ce1">
            <text:p>14,03944103</text:p>
          </table:table-cell>
          <table:table-cell office:value-type="float" office:value="485.96055897023621" table:formula="of:=500-[.F70]" table:style-name="ce1">
            <text:p>485,960559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">
            <text:p>sdra 20</text:p>
          </table:table-cell>
          <table:table-cell office:value-type="float" office:value="10.29" table:style-name="ce1">
            <text:p>10,29</text:p>
          </table:table-cell>
          <table:table-cell office:value-type="float" office:value="58.703178999999999" table:formula="of:=(5.7651*[.C71])-0.6197" table:style-name="ce1">
            <text:p>58,703179</text:p>
          </table:table-cell>
          <table:table-cell office:value-type="float" office:value="29.351589499999999" table:formula="of:=[.D71]/2" table:style-name="ce1">
            <text:p>29,3515895</text:p>
          </table:table-cell>
          <table:table-cell office:value-type="float" office:value="8.5174262879357858" table:formula="of:=0.5*500/[.E71]" table:style-name="ce1">
            <text:p>8,517426288</text:p>
          </table:table-cell>
          <table:table-cell office:value-type="float" office:value="491.48257371206421" table:formula="of:=500-[.F71]" table:style-name="ce1">
            <text:p>491,482573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">
            <text:p>sdra 20</text:p>
          </table:table-cell>
          <table:table-cell office:value-type="float" office:value="10.3" table:style-name="ce1">
            <text:p>10,3</text:p>
          </table:table-cell>
          <table:table-cell office:value-type="float" office:value="58.760830000000006" table:formula="of:=(5.7651*[.C72])-0.6197" table:style-name="ce1">
            <text:p>58,76083</text:p>
          </table:table-cell>
          <table:table-cell office:value-type="float" office:value="29.380415000000003" table:formula="of:=[.D72]/2" table:style-name="ce1">
            <text:p>29,380415</text:p>
          </table:table-cell>
          <table:table-cell office:value-type="float" office:value="8.5090697323370001" table:formula="of:=0.5*500/[.E72]" table:style-name="ce1">
            <text:p>8,509069732</text:p>
          </table:table-cell>
          <table:table-cell office:value-type="float" office:value="491.49093026766297" table:formula="of:=500-[.F72]" table:style-name="ce1">
            <text:p>491,4909303</text:p>
          </table:table-cell>
          <table:table-cell table:number-columns-repeated="16377" table:style-name="ce1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7</meta:generator>
    <dc:creator>crecke</dc:creator>
    <meta:creation-date>2023-04-26T10:13:02Z</meta:creation-date>
    <dc:date>2023-05-15T13:05:46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ext-style style:name="N30">
      <number:text-content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belle1.$F$17:.$F$24" chart:class="chart:scatter" chart:attached-axis="primary-y" chart:style-name="G0S0">
            <chart:domain table:cell-range-address="Tabelle1.$E$17:.$E$24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ext-style style:name="N30">
      <number:text-content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belle1.$F$17:.$F$23" chart:class="chart:scatter" chart:attached-axis="primary-y" chart:style-name="G0S0">
            <chart:domain table:cell-range-address="Tabelle1.$D$17:.$D$24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belle1.$G$17:.$G$24" chart:class="chart:scatter" chart:attached-axis="primary-y" chart:style-name="G0S0">
            <chart:domain table:cell-range-address="Tabelle1.$D$17:.$D$24"/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belle1.$G$18:.$G$24" chart:class="chart:scatter" chart:attached-axis="primary-y" chart:style-name="G0S0">
            <chart:domain table:cell-range-address="Tabelle1.$E$18:.$E$24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svg:x="0.0pt" svg:y="28.59732283464567pt" svg:width="350.0pt" svg:height="179.402519685039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belle1.$G$17:.$G$24" chart:class="chart:scatter" chart:attached-axis="primary-y" chart:style-name="G0S0">
            <chart:domain table:cell-range-address="Tabelle1.$C$17:.$C$24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